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ae7" officeooo:paragraph-rsid="001c6ae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5ced" officeooo:paragraph-rsid="001d5ced" style:font-weight-asian="bold" style:font-weight-complex="bold"/>
    </style:style>
    <style:style style:name="P3" style:family="paragraph" style:parent-style-name="Standard">
      <style:text-properties fo:font-weight="bold" officeooo:rsid="001c6ae7" officeooo:paragraph-rsid="001c6ae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mple README.md du dépôt github</text:p>
      <text:p text:style-name="P1"/>
      <text:p text:style-name="P1"/>
      <text:p text:style-name="P3"># interFace</text:p>
      <text:p text:style-name="P1"/>
      <text:p text:style-name="P3"><text:tab/>##Installation</text:p>
      <text:p text:style-name="P1">Lancer les commandes suivantes:</text:p>
      <text:p text:style-name="P1"/>
      <text:p text:style-name="P1">`git clone https://github.com/dlanorlecram/interFace.git` <text:s/>dans un répertoire de votre serveur dont vous avez les droits</text:p>
      <text:p text:style-name="P1"/>
      <text:p text:style-name="P1">`cd interFace/interface`</text:p>
      <text:p text:style-name="P1"/>
      <text:p text:style-name="P1">Paramétrez le fichier parameters.yml (attention à ne mettre aucune tabulation)</text:p>
      <text:p text:style-name="P1"/>
      <text:p text:style-name="P1">Lancez la commande (elle mettra à jour les dépendances, votre base de données et lancera le serveur):</text:p>
      <text:p text:style-name="P1"/>
      <text:p text:style-name="P1">`./run.sh`</text:p>
      <text:p text:style-name="P1"/>
      <text:p text:style-name="P1">Aller à l'adresse : http://localhost:8000 dans votre navigateur</text:p>
      <text:p text:style-name="P1"/>
      <text:p text:style-name="P1">Vous devriez voir le message 'Welcome to Symfony 2.8'</text:p>
      <text:p text:style-name="P1"/>
      <text:p text:style-name="P1">Vous pouvez aller voir à l'adresse : http://localhost:8000/app_dev.php/login , la vue du login</text:p>
      <text:p text:style-name="P1"/>
      <text:p text:style-name="P1"/>
      <text:p text:style-name="P1"/>
      <text:p text:style-name="P1"/>
      <text:p text:style-name="P3"><text:tab/>##Documentation</text:p>
      <text:p text:style-name="P1"/>
      <text:p text:style-name="P1">Information concernant les templates qui s'occupent de la vue :</text:p>
      <text:p text:style-name="P1"/>
      <text:p text:style-name="P1">http://symfony.com/doc/master/bundles/FOSUserBundle/overriding_templates.html</text:p>
      <text:p text:style-name="P1"/>
      <text:p text:style-name="P1">https://symfony.com/doc/2.8/controller/error_pages.html#controller-error-pages-by-status-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9:48:52.753170185</meta:creation-date>
    <dc:date>2016-12-15T09:54:36.252297524</dc:date>
    <meta:editing-duration>PT5M4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99" meta:character-count="882" meta:non-whitespace-character-count="796"/>
  </office:meta>
</office:document-meta>
</file>